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name-asian="Times New Roman1" style:font-size-asian="11pt" style:font-name-complex="Calibri1" style:font-size-complex="11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a developer, I want to make good, consistent commits.</text:p>
      <text:p text:style-name="P1"/>
      <text:p text:style-name="P1">As a developer, I want to make a user model with properties for name, location, beers, breweries and other tastes that might affect beer preference.</text:p>
      <text:p text:style-name="P1"/>
      <text:p text:style-name="P1">As a developer, I want to use BreweryDB, so that I may use any information it has about beer and breweries.</text:p>
      <text:p text:style-name="P1"/>
      <text:p text:style-name="P1">As an application user, I want to be able to register on the site and fill out a survey that will provide information that the application will use to make recommendations to me.</text:p>
      <text:p text:style-name="P1"/>
      <text:p text:style-name="P1">As an application user, I want to be able to browse beers and breweries afterwards, and add any more I choose to my profile.</text:p>
      <text:p text:style-name="P1"/>
      <text:p text:style-name="P1">As an application user, I want to be able to edit my profile and add, remove or change any selection.</text:p>
      <text:p text:style-name="P1"/>
      <text:p text:style-name="P1">As an application user, after registering and setting up my profile, I want to be able to view a list of beers that the application has determined I will like anywhere in the United States. </text:p>
      <text:p text:style-name="P1"/>
      <text:p text:style-name="P1">As an application user, when viewing the list of recommendations, I want to see the name of the brewery that makes each beer, along with a link to its website.</text:p>
      <text:p text:style-name="P1"/>
      <text:p text:style-name="P1">As an application user, I want to be able to click on a recommendation and see details of the associated brewery, including its address with a google map showing its location. </text:p>
      <text:p text:style-name="P1"/>
      <text:p text:style-name="P1">As an application user, I want to be able to see unique information about the brewery such as if it is dog friendly, or if it has a patio, food service, food truck or does tours (<text:span text:style-name="T1">There is another API, Open Brewery DB, which has tags for these things but I am not sure yet how many breweries have tags for these</text:span>).</text:p>
      <text:p text:style-name="P1"/>
      <text:p text:style-name="P1">As an application user, I want to be able to click like/follow/subscribe on a suggestion and have it added to my profile.</text:p>
      <text:p text:style-name="P1"/>
      <text:p text:style-name="P1">As an application user, I want to be able to view a separate page that contains everything that has been updated for breweries of “liked” beers in the past 30 days.</text:p>
      <text:p text:style-name="P1"/>
      <text:p text:style-name="P1">Second project ide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Poths</meta:initial-creator>
    <meta:creation-date>2019-07-24T08:00:02.80</meta:creation-date>
    <dc:date>2019-07-24T10:29:06.71</dc:date>
    <dc:creator>Nate Poths</dc:creator>
    <meta:editing-duration>PT1H58M32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13" meta:word-count="347" meta:character-count="1857"/>
  </office:meta>
</office:document-meta>
</file>